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0.50pt" fo:font-weight="normal" fo:font-family="Arial" style:font-family-asian="Arial" style:font-family-complex="Arial" fo:background-color="transparent" fo:color="#202124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#ffffff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30.00%" fo:text-align="left" fo:margin-bottom="7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2"/></text:p>
      <text:p text:style-name="P1"><text:span text:style-name="T3">Note: These are very easy questions and for beginners in Open source community.</text:span></text:p>
      <text:p text:style-name="P1"><text:span text:style-name="T4"/></text:p>
      <text:p text:style-name="P1"><text:span text:style-name="T5">Q1: How to add a comment in java?</text:span></text:p>
      <text:p text:style-name="P1"><text:span text:style-name="T5">A:<text:s text:c="2"/>//This is a comment</text:span></text:p>
      <text:p text:style-name="P1"><text:span text:style-name="T6"/></text:p>
      <text:p text:style-name="P1"><text:span text:style-name="T7">Q2: How to add a comment in Python?</text:span></text:p>
      <text:p text:style-name="P1"><text:span text:style-name="T7">A:<text:s text:c="2"/>#this is how you add comments in Python.</text:span></text:p>
      <text:p text:style-name="P1"><text:span text:style-name="T8"/></text:p>
      <text:p text:style-name="P1"><text:span text:style-name="T9">Q3: How to add a multi-line comment in python?</text:span></text:p>
      <text:p text:style-name="P1"><text:span text:style-name="T9">A: ‘’’ This is how you add MULTI LINE COMMENT ‘’’</text:span></text:p>
      <text:p text:style-name="P1"><text:span text:style-name="T10"/></text:p>
      <text:p text:style-name="P1"><text:span text:style-name="T11">Q4: print hello world in Python</text:span></text:p>
      <text:p text:style-name="P1"><text:span text:style-name="T11">A: print("Hello World")</text:span></text:p>
      <text:p text:style-name="P1"><text:span text:style-name="T12"/></text:p>
      <text:p text:style-name="P1"><text:span text:style-name="T13">Q5: print hello world in java</text:span></text:p>
      <text:p text:style-name="P1"><text:span text:style-name="T13">A: System.out.print("Hello World");</text:span></text:p>
      <text:p text:style-name="P1"><text:span text:style-name="T14"/></text:p>
      <text:p text:style-name="P1"><text:span text:style-name="T15">Q6: print hello world in javascript using console.log</text:span></text:p>
      <text:p text:style-name="P1"><text:span text:style-name="T15">A: console.log(“hello world”);</text:span></text:p>
      <text:p text:style-name="P1"><text:span text:style-name="T16"/></text:p>
      <text:p text:style-name="P1"><text:span text:style-name="T17">Q7: Add a readme in this repository for the steps to make a PR.</text:span></text:p>
      <text:p text:style-name="P2"><text:span text:style-name="T18">A:</text:span></text:p>
      <text:p text:style-name="P2"><text:span text:style-name="T19"/></text:p>
      <text:p text:style-name="P2"><text:span text:style-name="T20">Q8: What are HTML &amp; CSS?</text:span></text:p>
      <text:p text:style-name="P2"><text:span text:style-name="T20">A: HTML is a markup language,</text:span></text:p>
      <text:p text:style-name="P2"><text:span text:style-name="T20">CSS is a styling language.</text:span></text:p>
      <text:p text:style-name="P2"><text:span text:style-name="T21"/></text:p>
      <text:p text:style-name="P2"><text:span text:style-name="T22">Q9: What’s an algorithm?</text:span></text:p>
      <text:p text:style-name="P2"><text:span text:style-name="T22">A: A</text:span><text:span text:style-name="T23"> process or set of rules to be followed in calculations or other problem-solving operations, especially by a computer.</text:span></text:p>
      <text:p text:style-name="P2"><text:span text:style-name="T24"/></text:p>
      <text:p text:style-name="P2"><text:span text:style-name="T25">Q10: What is flowchart?</text:span></text:p>
      <text:p text:style-name="P2"><text:span text:style-name="T25">A: A flowchart is a picture of separate steps of a process in sequential order. Generic toll that can be adapted for a wide variety of purposes, and can be used to describe various processes such as manufacturing process , an administrative or service process or project plan.</text:span></text:p>
      <text:p text:style-name="P2"><text:span text:style-name="T25">Q11: What are variables?</text:span></text:p>
      <text:p text:style-name="P2"><text:span text:style-name="T25">A:<text:s/></text:span><text:span text:style-name="T26">Variables are the names you give to computer memory locations which are used to store values in a computer program.</text:span></text:p>
      <text:p text:style-name="P2"><text:span text:style-name="T27"/></text:p>
      <text:p text:style-name="P2"><text:span text:style-name="T28">Q12: What are loops?<text:line-break/>A: loops are used to iterate over a piece of code for a given number of times.</text:span></text:p>
      <text:p text:style-name="P2"><text:span text:style-name="T29"/></text:p>
      <text:p text:style-name="P2"><text:span text:style-name="T30">Q13: Compiler vs Interpreter?</text:span></text:p>
      <text:p text:style-name="P2"><text:span text:style-name="T30">A:</text:span></text:p>
      <text:p text:style-name="P2"><text:span text:style-name="T31"/></text:p>
      <text:p text:style-name="P2"><text:span text:style-name="T32">Q14: What is Machine Code?</text:span></text:p>
      <text:p text:style-name="P2"><text:span text:style-name="T32">A: </text:span></text:p>
      <text:p text:style-name="P2"><text:span text:style-name="T33"/></text:p>
      <text:p text:style-name="P2"><text:span text:style-name="T34">Q15: Name some HTML tags</text:span></text:p>
      <text:p text:style-name="P2"><text:span text:style-name="T34">A:  &lt;!DOCTYPE&gt; , &lt;html&gt; , &lt;head&gt;, &lt;title&gt;, &lt;body&gt;, &lt;p&gt;, &lt;br&gt;, &lt;footer&gt;</text:span></text:p>
      <text:p text:style-name="P2"><text:span text:style-name="T35"/></text:p>
      <text:p text:style-name="P2"><text:span text:style-name="T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